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60206</text:span></text:p>
      <text:p text:style-name="P6"/>
      <text:p text:style-name="Standard"><text:span text:style-name="T4">שם העסק/מבנה</text:span><text:span text:style-name="T3"> <text:s text:c="2"/></text:span><text:span text:style-name="T1"><text:s text:c="2"/>חונים קונים בע"מ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לישנסקי 9</text:span></text:p>
      <text:p text:style-name="P7"/>
      <text:p text:style-name="Standard"><text:span text:style-name="T4">טלפון</text:span><text:span text:style-name="T1"> <text:s text:c="18"/>052-3448461 , 9622461 <text:s/></text:span></text:p>
      <text:p text:style-name="P7"/>
      <text:p text:style-name="Standard"><text:span text:style-name="T4">המפתחות נמצאים</text:span><text:span text:style-name="T1"> <text:s/></text:span></text:p>
      <text:p text:style-name="P3"/>
      <text:p text:style-name="Standard"><text:span text:style-name="T4">מיקום מפסק זרם ראשי</text:span><text:span text:style-name="T1"> <text:s text:c="2"/>חדר חשמל ראשי נמצא בחניון בצד הדרומי</text:span></text:p>
      <text:p text:style-name="P3"/>
      <text:p text:style-name="Standard"><text:span text:style-name="T4">גנרטור: </text:span><text:span text:style-name="T1">קיים</text:span><text:span text:style-name="T2"> חדר גנרטור בחניון – יש מפסק חיצוני לגנרטור</text:span></text:p>
      <text:p text:style-name="Standard"><text:span text:style-name="T4">מיקום ברזי כיבוי עיקריים "3</text:span><text:span text:style-name="T1"> <text:s/>בחניון המזרחי, ברח' לישנסקי, ברח' הכשרת הישוב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חיים רייכמן</text:span></text:p>
          </table:table-cell>
          <table:table-cell table:style-name="Table2.A1" office:value-type="string">
            <text:p text:style-name="Standard"><text:span text:style-name="T1">מנהל אתר</text:span></text:p>
          </table:table-cell>
          <table:table-cell table:style-name="Table2.A1" office:value-type="string">
            <text:p text:style-name="Standard"><text:span text:style-name="T1">03-9622461</text:span></text:p>
          </table:table-cell>
          <table:table-cell table:style-name="Table2.A1" office:value-type="string">
            <text:p text:style-name="Standard"><text:span text:style-name="T1">052289122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קרסיק חיים</text:span></text:p>
          </table:table-cell>
          <table:table-cell table:style-name="Table2.A1" office:value-type="string">
            <text:p text:style-name="Standard"><text:span text:style-name="T1">מנהל אחזקה</text:span></text:p>
          </table:table-cell>
          <table:table-cell table:style-name="Table2.A1" office:value-type="string">
            <text:p text:style-name="Standard"><text:span text:style-name="T1">03-9622462</text:span></text:p>
          </table:table-cell>
          <table:table-cell table:style-name="Table2.A1" office:value-type="string">
            <text:p text:style-name="Standard"><text:span text:style-name="T1">052-3448461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נובינסקי ויקטור</text:span></text:p>
          </table:table-cell>
          <table:table-cell table:style-name="Table2.A1" office:value-type="string">
            <text:p text:style-name="Standard"><text:span text:style-name="T1">איש אחזקה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8742888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מחסנים בחנוייות, חניון מוניות בקומה 0, כמו רבה של מבקרים בחנויות, בחלק מהעסקים יש 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שימוש בגז גפ"מ מצובר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מערכת סולרית בגג המבנה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גז גפ"מ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<text:span text:style-name="T1">סולר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מע' מתזים בכל שטחי המבנה, מע' גילוי אש ועשן חלקית, מע' מפוחים בחניון ובכל עסק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ע' כיבוי במנדפים, גלאי גז גפ"מ, מפסק גז ראשי – מדרום לשער הכניסה המערבי חניון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פסק מע' סולרית בחדר חשמל ראשי בחניון, משאבות של מתזים בחניון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חדרי מדרגות פנימיים עם דלתות אש, מערכת כריזה- מיקרופון במשדר הנהלה בקומה 1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2</meta:editing-cycles>
    <meta:print-date>2012-01-05T12:00:00</meta:print-date>
    <meta:creation-date>2014-03-30T13:20:00</meta:creation-date>
    <dc:date>2014-03-30T13:20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61" meta:word-count="247" meta:character-count="17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